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solid" style:text-line-through-type="single" officeooo:paragraph-rsid="00051216"/>
    </style:style>
    <style:style style:name="P3" style:family="paragraph" style:parent-style-name="Standard">
      <style:text-properties style:text-line-through-style="none" style:text-line-through-type="none"/>
    </style:style>
    <style:style style:name="P4" style:family="paragraph" style:parent-style-name="Standard">
      <style:text-properties officeooo:paragraph-rsid="00095be9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3f222"/>
    </style:style>
    <style:style style:name="T3" style:family="text">
      <style:text-properties officeooo:rsid="000611b0"/>
    </style:style>
    <style:style style:name="T4" style:family="text">
      <style:text-properties officeooo:rsid="00095be9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095be9"/>
    </style:style>
    <style:style style:name="T7" style:family="text">
      <style:text-properties style:text-line-through-style="none" style:text-line-through-type="none" officeooo:rsid="000a3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Refactor avec évolution]</text:p>
      <text:p text:style-name="P1">- sprite packaging dans des spritesheet (enemis d'une même classe sur une même image, en utilisant les animations)</text:p>
      <text:p text:style-name="P1">- pattern "keep" pour garder le même pattern (en modifiant certains paramètres ?)</text:p>
      <text:p text:style-name="P1">- refonte Geometry pattern pour avoir plus de paramètres et obtenir des résultats plus fiables. Transition d'un pattern à un pattern identique à assurer.</text:p>
      <text:p text:style-name="P2">- <text:span text:style-name="T2">Save &amp; load shop</text:span></text:p>
      <text:p text:style-name="Standard"/>
      <text:p text:style-name="Standard">[Refactor sans évolution]</text:p>
      <text:p text:style-name="Standard">- Refactor weapon* en tant qu'equipment, qui possède un m_weapon.</text:p>
      <text:p text:style-name="Standard">Equipment et weapon deviennent des dérivées de GameObject (armor, shield etc.. sont des variables en commun) ce qui évite de les encapsuler dans des GameObjet, refonte inventaire.</text:p>
      <text:p text:style-name="Standard">Le Loot possède 1 equipment.</text:p>
      <text:p text:style-name="P4">- ship updates classés par HUD state dans des fonctions séparées ;</text:p>
      <text:p text:style-name="Standard">- ship et enemy dérivés d'une même classe "Ship" (ship devenant PlayerShip)</text:p>
      <text:p text:style-name="Standard">- fire et <text:span text:style-name="T1">beam</text:span> update à commoniser entre bot, player et enemy</text:p>
      <text:p text:style-name="P1">- <text:span text:style-name="T2">Refactor grids</text:span></text:p>
      <text:p text:style-name="P3">- <text:span text:style-name="T3">save files in .csv (plus facile à lire &amp; éditer) + rendre compatible avec les fonctions de Load CSV</text:span></text:p>
      <text:p text:style-name="Standard"/>
      <text:p text:style-name="Standard">[Evolution cosmétique]</text:p>
      <text:p text:style-name="Standard">- white bar quand on perd des pv, pour feedback la barre qui descend</text:p>
      <text:p text:style-name="Standard"/>
      <text:p text:style-name="Standard">[Game rules breakthrough]</text:p>
      <text:p text:style-name="Standard">- Jeu en direction UP uniquement et occupant tout l'écran plutôt que 1080x1080</text:p>
      <text:p text:style-name="Standard">- Points de vie remplacés par X vies (2 au début, puis +1, +1 ...). Les dégats subits valent tous 1 vie, avec immune pendant 2 secondes.</text:p>
      <text:p text:style-name="Standard"/>
      <text:p text:style-name="Standard">[Content]</text:p>
      <text:p text:style-name="Standard">- Vanguard boss 3 et 4</text:p>
      <text:p text:style-name="Standard">- Royal bestiaire (basé sur les laser bea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3S</meta:editing-duration>
    <meta:editing-cycles>10</meta:editing-cycles>
    <meta:generator>LibreOffice/5.4.4.2$Windows_X86_64 LibreOffice_project/2524958677847fb3bb44820e40380acbe820f960</meta:generator>
    <dc:date>2020-12-05T19:42:41.836000000</dc:date>
    <meta:document-statistic meta:table-count="0" meta:image-count="0" meta:object-count="0" meta:page-count="1" meta:paragraph-count="22" meta:word-count="241" meta:character-count="1410" meta:non-whitespace-character-count="1191"/>
    <meta:user-defined meta:name="Info 1"/>
    <meta:user-defined meta:name="Info 2"/>
    <meta:user-defined meta:name="Info 3"/>
    <meta:user-defined meta:name="Info 4"/>
  </office:meta>
</office:document-meta>
</file>